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Akce</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také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použijeme data z obrázku <text:sequence-ref text:reference-format="value" text:ref-name="refFigure0">1</text:sequence-ref><text:s/> i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ro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ro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16"><text:soft-page-break/>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e,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těchto způsobů otevřeme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la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List_20_2"><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zobrazených na kole odpovídá novému nastavení.</text:p>
      <text:p text:style-name="Definition_20_Term">Stupně</text:p>
      <text:p text:style-name="Text_20_body_20_indent">Zobrazuje ú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é.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u,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ch,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ut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m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rozptylu (Kanoe), směrodatné odchylky (Čluny) a standardní chyby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 okno Chybové úsečky otevřeme jedním z následujících způsobů:</text:p>
      <text:list xml:id="list105161272794306" text:continue-list="list105160150222064"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objektů kreseb"/>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objektů kreseb"/>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vytvoří výběr 8 výchozí bublinu, zatímco volba 13 otevře paletu nástrojů stylů bubliny.</text:p>
      <text:p text:style-name="Text_20_body">Kliknutím na šipku dolů umístěnou vedle ikony 9 (šestá možnost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i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ut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náhledu na obrázku <text:sequence-ref text:reference-format="value" text:ref-name="refFigure56">57</text:sequence-ref> nejsou hodnoty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Příkladech na obrázku <text:sequence-ref text:reference-format="value" text:ref-name="refFigure57">58</text:sequence-ref><text:s/>:</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ze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 obsahující objemy transakc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e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